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cm" draw:fill="none" draw:textarea-vertical-align="middle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standard">
      <style:graphic-properties draw:stroke="solid" draw:stroke-dash="Fine_20_Dashed" svg:stroke-width="0cm" svg:stroke-color="#000000" draw:marker-start="Arrow" draw:marker-start-width="0.3cm" draw:marker-end="Arrow" draw:marker-end-width="0.3cm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draw:stroke-dash="Fine_20_Dashed" svg:stroke-width="0cm" svg:stroke-color="#000000" draw:fill="none" draw:fill-color="#ffffff" fo:min-height="1.279cm"/>
    </style:style>
    <style:style style:name="gr7" style:family="graphic" style:parent-style-name="objectwithoutfill">
      <style:graphic-properties draw:stroke="dash" draw:stroke-dash="Ultrafine_20_Dashed" svg:stroke-width="0cm" draw:fill="none" draw:textarea-vertical-align="middle"/>
    </style:style>
    <style:style style:name="gr8" style:family="graphic" style:parent-style-name="standard">
      <style:graphic-properties draw:stroke="none" draw:stroke-dash="Fine_20_Dashed" svg:stroke-width="0cm" svg:stroke-color="#000000" draw:fill="none" draw:fill-color="#ffffff" fo:min-height="0.95cm"/>
    </style:style>
    <style:style style:name="gr9" style:family="graphic" style:parent-style-name="standard">
      <style:graphic-properties draw:stroke="none" draw:stroke-dash="Fine_20_Dashed" svg:stroke-width="0cm" svg:stroke-color="#000000" draw:fill="none" draw:fill-color="#ffffff" fo:min-height="0.8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uturaExtended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color="#ff3333" style:font-name="FuturaExtended" fo:font-size="14pt" style:font-size-asian="14pt" style:font-size-complex="14pt"/>
    </style:style>
    <style:style style:name="P4" style:family="paragraph">
      <style:paragraph-properties fo:text-align="center"/>
      <style:text-properties style:font-name="FuturaExtended" fo:font-size="14pt" style:font-size-asian="14pt" style:font-size-complex="14pt"/>
    </style:style>
    <style:style style:name="P5" style:family="paragraph">
      <style:text-properties style:font-name="FuturaExtended" fo:font-size="14pt" style:font-size-asian="14pt" style:font-size-complex="14pt"/>
    </style:style>
    <style:style style:name="P6" style:family="paragraph">
      <style:text-properties style:font-name="FuturaExtended"/>
    </style:style>
    <style:style style:name="T1" style:family="text">
      <style:text-properties style:font-name="FuturaExtended" fo:font-size="14pt" style:font-size-asian="14pt" style:font-size-complex="14pt"/>
    </style:style>
    <style:style style:name="T2" style:family="text">
      <style:text-properties style:font-name="FuturaExtend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1cm" svg:y1="11.1cm" svg:x2="17.1cm" svg:y2="17.6cm">
          <text:p/>
        </draw:line>
        <draw:line draw:style-name="gr2" draw:text-style-name="P1" draw:layer="layout" svg:x1="11.309cm" svg:y1="13.534cm" svg:x2="13.098cm" svg:y2="13.005cm">
          <text:p/>
        </draw:line>
        <draw:line draw:style-name="gr2" draw:text-style-name="P1" draw:layer="layout" svg:x1="11.309cm" svg:y1="13.534cm" svg:x2="10.828cm" svg:y2="11.799cm">
          <text:p/>
        </draw:line>
        <draw:line draw:style-name="gr2" draw:text-style-name="P1" draw:layer="layout" svg:x1="11.309cm" svg:y1="13.534cm" svg:x2="10.709cm" svg:y2="14.738cm">
          <text:p/>
        </draw:line>
        <draw:line draw:style-name="gr1" draw:text-style-name="P1" draw:layer="layout" svg:x1="17.1cm" svg:y1="11.1cm" svg:x2="17.1cm" svg:y2="17.6cm">
          <text:p/>
        </draw:line>
        <draw:line draw:style-name="gr1" draw:text-style-name="P1" draw:layer="layout" svg:x1="10cm" svg:y1="17.6cm" svg:x2="17.1cm" svg:y2="17.6cm">
          <text:p/>
        </draw:line>
        <draw:line draw:style-name="gr3" draw:text-style-name="P1" draw:layer="layout" svg:x1="11.3cm" svg:y1="13.5cm" svg:x2="11.3cm" svg:y2="17.6cm">
          <text:p/>
        </draw:line>
        <draw:measure draw:style-name="gr4" draw:text-style-name="P3" draw:layer="measurelines" svg:x1="11.3cm" svg:y1="13.5cm" svg:x2="17.1cm" svg:y2="11.9cm">
          <text:p text:style-name="P2"><text:span text:style-name="T1">Gemeten afstand</text:span></text:p>
        </draw:measure>
        <draw:line draw:style-name="gr5" draw:text-style-name="P4" draw:layer="layout" svg:x1="11.3cm" svg:y1="15.9cm" svg:x2="17.1cm" svg:y2="15.9cm">
          <text:p text:style-name="P1"><text:span text:style-name="T1"/></text:p>
        </draw:line>
        <draw:frame draw:style-name="gr6" draw:text-style-name="P5" draw:layer="layout" svg:width="4.7cm" svg:height="1.529cm" svg:x="12.3cm" svg:y="15.1cm">
          <draw:text-box>
            <text:p text:style-name="P5"><text:span text:style-name="T1">Correcte afstand</text:span></text:p>
          </draw:text-box>
        </draw:frame>
        <draw:line draw:style-name="gr7" draw:text-style-name="P1" draw:layer="layout" svg:x1="11.31cm" svg:y1="13.53cm" svg:x2="17.11cm" svg:y2="11.83cm">
          <text:p/>
        </draw:line>
        <draw:frame draw:style-name="gr8" draw:text-style-name="P6" draw:layer="layout" svg:width="5cm" svg:height="1.2cm" svg:x="9.9cm" svg:y="17.6cm">
          <draw:text-box>
            <text:p text:style-name="P6"><text:span text:style-name="T2">Grond</text:span></text:p>
          </draw:text-box>
        </draw:frame>
        <draw:frame draw:style-name="gr8" draw:layer="layout" svg:width="3.3cm" svg:height="1.2cm" svg:x="17.1cm" svg:y="11.2cm">
          <draw:text-box>
            <text:p>Muur</text:p>
          </draw:text-box>
        </draw:frame>
        <draw:frame draw:style-name="gr9" draw:text-style-name="P5" draw:layer="layout" svg:width="0.4cm" svg:height="1.09cm" svg:x="10.3cm" svg:y="11.7cm">
          <draw:text-box>
            <text:p text:style-name="P5"><text:span text:style-name="T1">z</text:span></text:p>
          </draw:text-box>
        </draw:frame>
        <draw:frame draw:style-name="gr9" draw:text-style-name="P5" draw:layer="layout" svg:width="0.4cm" svg:height="1.09cm" svg:x="10.2cm" svg:y="14.2cm">
          <draw:text-box>
            <text:p text:style-name="P5"><text:span text:style-name="T1">y</text:span></text:p>
          </draw:text-box>
        </draw:frame>
        <draw:frame draw:style-name="gr9" draw:text-style-name="P5" draw:layer="layout" svg:width="0.4cm" svg:height="1.09cm" svg:x="12.9cm" svg:y="12.9cm">
          <draw:text-box>
            <text:p text:style-name="P5"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31T19:30:06.210000000</meta:creation-date>
    <dc:date>2015-05-31T19:43:01.159000000</dc:date>
    <meta:editing-duration>PT12M57S</meta:editing-duration>
    <meta:editing-cycles>1</meta:editing-cycles>
    <meta:document-statistic meta:object-count="16"/>
    <meta:generator>LibreOffice/4.3.4.1$Windows_x86 LibreOffice_project/bc356b2f991740509f321d70e4512a6a54c5f243</meta:generator>
  </office:meta>
</office:document-meta>
</file>